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33cm"/>
    </style:style>
    <style:style style:name="co3" style:family="table-column">
      <style:table-column-properties fo:break-before="auto" style:column-width="3.62cm"/>
    </style:style>
    <style:style style:name="co4" style:family="table-column">
      <style:table-column-properties fo:break-before="auto" style:column-width="3.427cm"/>
    </style:style>
    <style:style style:name="co5" style:family="table-column">
      <style:table-column-properties fo:break-before="auto" style:column-width="3.203cm"/>
    </style:style>
    <style:style style:name="co6" style:family="table-column">
      <style:table-column-properties fo:break-before="auto" style:column-width="3.4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41"/>
  </office:automatic-styles>
  <office:body>
    <office:spreadsheet>
      <table:table table:name="Foglio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EX TIME</text:p>
          </table:table-cell>
          <table:table-cell table:style-name="ce1" office:value-type="string" calcext:value-type="string">
            <text:p>SPEEDUP</text:p>
          </table:table-cell>
          <table:table-cell office:value-type="string" calcext:value-type="string">
            <text:p>NORMALIZED</text:p>
          </table:table-cell>
          <table:table-cell table:number-columns-repeated="2"/>
          <table:table-cell table:style-name="ce3" office:value-type="string" calcext:value-type="string">
            <text:p>Achieved Throughput</text:p>
          </table:table-cell>
          <table:table-cell office:value-type="string" calcext:value-type="string">
            <text:p>Achieved Bandwidth</text:p>
          </table:table-cell>
          <table:table-cell office:value-type="string" calcext:value-type="string">
            <text:p>Compute utilization</text:p>
          </table:table-cell>
          <table:table-cell office:value-type="string" calcext:value-type="string">
            <text:p>Bandwidth utilization</text:p>
          </table:table-cell>
        </table:table-row>
        <table:table-row table:style-name="ro1">
          <table:table-cell table:formula="of:=512*512" office:value-type="float" office:value="262144" calcext:value-type="float">
            <text:p>262144</text:p>
          </table:table-cell>
          <table:table-cell table:style-name="ce1" office:value-type="float" office:value="0.002416" calcext:value-type="float">
            <text:p>0,002416</text:p>
          </table:table-cell>
          <table:table-cell office:value-type="float" office:value="0.000076" calcext:value-type="float">
            <text:p>0,000076</text:p>
          </table:table-cell>
          <table:table-cell table:formula="of:=[.B2]/[.C2]" office:value-type="float" office:value="31.7894736842105" calcext:value-type="float">
            <text:p>31,79</text:p>
          </table:table-cell>
          <table:table-cell table:style-name="ce2" table:formula="of:=([.D2]-[.G3])/[.G4]" office:value-type="float" office:value="0" calcext:value-type="float">
            <text:p>0,00</text:p>
          </table:table-cell>
          <table:table-cell office:value-type="string" calcext:value-type="string">
            <text:p>MAX</text:p>
          </table:table-cell>
          <table:table-cell table:style-name="ce2" table:formula="of:=MAX([.D2:.D9])" office:value-type="float" office:value="263.579196217494" calcext:value-type="float">
            <text:p>263,58</text:p>
          </table:table-cell>
          <table:table-cell table:formula="of:=([.A2]*[.$C$11])/(1000000000*[.C2])" office:value-type="float" office:value="24.1448421052632" calcext:value-type="float">
            <text:p>24,14</text:p>
          </table:table-cell>
          <table:table-cell table:style-name="ce2" table:formula="of:=([.A2]*[.$B$11])/(1000000000*[.C2])" office:value-type="float" office:value="13.797052631579" calcext:value-type="float">
            <text:p>13,80</text:p>
          </table:table-cell>
          <table:table-cell table:style-name="ce2" table:formula="of:=[.H2]/[.$B$15]*100" office:value-type="float" office:value="1.79515554685972" calcext:value-type="float">
            <text:p>1,80</text:p>
          </table:table-cell>
          <table:table-cell table:style-name="ce2" table:formula="of:=[.I2]/[.$C$15]*100" office:value-type="float" office:value="7.7773690144188" calcext:value-type="float">
            <text:p>7,78</text:p>
          </table:table-cell>
        </table:table-row>
        <table:table-row table:style-name="ro1">
          <table:table-cell table:formula="of:=2560*1024" office:value-type="float" office:value="2621440" calcext:value-type="float">
            <text:p>2621440</text:p>
          </table:table-cell>
          <table:table-cell office:value-type="float" office:value="0.036925" calcext:value-type="float">
            <text:p>0,036925</text:p>
          </table:table-cell>
          <table:table-cell office:value-type="float" office:value="0.000193" calcext:value-type="float">
            <text:p>0,000193</text:p>
          </table:table-cell>
          <table:table-cell table:formula="of:=[.B3]/[.C3]" office:value-type="float" office:value="191.321243523316" calcext:value-type="float">
            <text:p>191,32</text:p>
          </table:table-cell>
          <table:table-cell table:style-name="ce2" table:formula="of:=([.D3]-[.G3])/[.G4]" office:value-type="float" office:value="0.688260756756365" calcext:value-type="float">
            <text:p>0,69</text:p>
          </table:table-cell>
          <table:table-cell office:value-type="string" calcext:value-type="string">
            <text:p>MIN</text:p>
          </table:table-cell>
          <table:table-cell table:style-name="ce2" table:formula="of:=MIN([.D2:.D9])" office:value-type="float" office:value="31.7894736842105" calcext:value-type="float">
            <text:p>31,79</text:p>
          </table:table-cell>
          <table:table-cell table:formula="of:=([.A3]*[.$C$11])/(1000000000*[.C3])" office:value-type="float" office:value="95.0781347150259" calcext:value-type="float">
            <text:p>95,08</text:p>
          </table:table-cell>
          <table:table-cell table:style-name="ce2" table:formula="of:=([.A3]*[.$B$11])/(1000000000*[.C3])" office:value-type="float" office:value="54.3303626943005" calcext:value-type="float">
            <text:p>54,33</text:p>
          </table:table-cell>
          <table:table-cell table:style-name="ce2" table:formula="of:=[.H3]/[.$B$15]*100" office:value-type="float" office:value="7.06900629851494" calcext:value-type="float">
            <text:p>7,07</text:p>
          </table:table-cell>
          <table:table-cell table:style-name="ce2" table:formula="of:=[.I3]/[.$C$15]*100" office:value-type="float" office:value="30.6259090723227" calcext:value-type="float">
            <text:p>30,63</text:p>
          </table:table-cell>
        </table:table-row>
        <table:table-row table:style-name="ro1">
          <table:table-cell table:formula="of:=2560*1440" office:value-type="float" office:value="3686400" calcext:value-type="float">
            <text:p>3686400</text:p>
          </table:table-cell>
          <table:table-cell table:style-name="ce1" office:value-type="float" office:value="0.033726" calcext:value-type="float">
            <text:p>0,033726</text:p>
          </table:table-cell>
          <table:table-cell office:value-type="float" office:value="0.000255" calcext:value-type="float">
            <text:p>0,000255</text:p>
          </table:table-cell>
          <table:table-cell table:formula="of:=[.B4]/[.C4]" office:value-type="float" office:value="132.258823529412" calcext:value-type="float">
            <text:p>132,26</text:p>
          </table:table-cell>
          <table:table-cell table:style-name="ce2" table:formula="of:=([.D4]-[.G3])/[.G4]" office:value-type="float" office:value="0.433450408185266" calcext:value-type="float">
            <text:p>0,43</text:p>
          </table:table-cell>
          <table:table-cell office:value-type="string" calcext:value-type="string">
            <text:p>MAX-MIN</text:p>
          </table:table-cell>
          <table:table-cell table:style-name="ce2" table:formula="of:=[.G2]-[.G3]" office:value-type="float" office:value="231.789722533284" calcext:value-type="float">
            <text:p>231,79</text:p>
          </table:table-cell>
          <table:table-cell table:formula="of:=([.A4]*[.$C$11])/(1000000000*[.C4])" office:value-type="float" office:value="101.195294117647" calcext:value-type="float">
            <text:p>101,20</text:p>
          </table:table-cell>
          <table:table-cell table:style-name="ce2" table:formula="of:=([.A4]*[.$B$11])/(1000000000*[.C4])" office:value-type="float" office:value="57.8258823529412" calcext:value-type="float">
            <text:p>57,83</text:p>
          </table:table-cell>
          <table:table-cell table:style-name="ce2" table:formula="of:=[.H4]/[.$B$15]*100" office:value-type="float" office:value="7.52381368904439" calcext:value-type="float">
            <text:p>7,52</text:p>
          </table:table-cell>
          <table:table-cell table:style-name="ce2" table:formula="of:=[.I4]/[.$C$15]*100" office:value-type="float" office:value="32.5963260163141" calcext:value-type="float">
            <text:p>32,60</text:p>
          </table:table-cell>
        </table:table-row>
        <table:table-row table:style-name="ro1">
          <table:table-cell table:formula="of:=5024*5024" office:value-type="float" office:value="25240576" calcext:value-type="float">
            <text:p>25240576</text:p>
          </table:table-cell>
          <table:table-cell office:value-type="float" office:value="0.340821" calcext:value-type="float">
            <text:p>0,340821</text:p>
          </table:table-cell>
          <table:table-cell office:value-type="float" office:value="0.001299" calcext:value-type="float">
            <text:p>0,001299</text:p>
          </table:table-cell>
          <table:table-cell table:formula="of:=[.B5]/[.C5]" office:value-type="float" office:value="262.37182448037" calcext:value-type="float">
            <text:p>262,37</text:p>
          </table:table-cell>
          <table:table-cell table:style-name="ce2" table:formula="of:=([.D5]-[.G3])/[.G4]" office:value-type="float" office:value="0.994791090286796" calcext:value-type="float">
            <text:p>0,99</text:p>
          </table:table-cell>
          <table:table-cell table:number-columns-repeated="2"/>
          <table:table-cell table:formula="of:=([.A5]*[.$C$11])/(1000000000*[.C5])" office:value-type="float" office:value="136.015421093149" calcext:value-type="float">
            <text:p>136,02</text:p>
          </table:table-cell>
          <table:table-cell table:style-name="ce2" table:formula="of:=([.A5]*[.$B$11])/(1000000000*[.C5])" office:value-type="float" office:value="77.7230977675135" calcext:value-type="float">
            <text:p>77,72</text:p>
          </table:table-cell>
          <table:table-cell table:style-name="ce2" table:formula="of:=[.H5]/[.$B$15]*100" office:value-type="float" office:value="10.1126707132452" calcext:value-type="float">
            <text:p>10,11</text:p>
          </table:table-cell>
          <table:table-cell table:style-name="ce2" table:formula="of:=[.I5]/[.$C$15]*100" office:value-type="float" office:value="43.8123437246412" calcext:value-type="float">
            <text:p>43,81</text:p>
          </table:table-cell>
        </table:table-row>
        <table:table-row table:style-name="ro1">
          <table:table-cell table:formula="of:=4096*4096" office:value-type="float" office:value="16777216" calcext:value-type="float">
            <text:p>16777216</text:p>
          </table:table-cell>
          <table:table-cell table:style-name="ce1" office:value-type="float" office:value="0.151429" calcext:value-type="float">
            <text:p>0,151429</text:p>
          </table:table-cell>
          <table:table-cell office:value-type="float" office:value="0.000907" calcext:value-type="float">
            <text:p>0,000907</text:p>
          </table:table-cell>
          <table:table-cell table:formula="of:=[.B6]/[.C6]" office:value-type="float" office:value="166.955898566703" calcext:value-type="float">
            <text:p>166,96</text:p>
          </table:table-cell>
          <table:table-cell table:style-name="ce2" table:formula="of:=([.D6]-[.G3])/[.G4]" office:value-type="float" office:value="0.583142442232674" calcext:value-type="float">
            <text:p>0,58</text:p>
          </table:table-cell>
          <table:table-cell table:number-columns-repeated="2"/>
          <table:table-cell table:formula="of:=([.A6]*[.$C$11])/(1000000000*[.C6])" office:value-type="float" office:value="129.482372657111" calcext:value-type="float">
            <text:p>129,48</text:p>
          </table:table-cell>
          <table:table-cell table:style-name="ce2" table:formula="of:=([.A6]*[.$B$11])/(1000000000*[.C6])" office:value-type="float" office:value="73.9899272326351" calcext:value-type="float">
            <text:p>73,99</text:p>
          </table:table-cell>
          <table:table-cell table:style-name="ce2" table:formula="of:=[.H6]/[.$B$15]*100" office:value-type="float" office:value="9.62694220498969" calcext:value-type="float">
            <text:p>9,63</text:p>
          </table:table-cell>
          <table:table-cell table:style-name="ce2" table:formula="of:=[.I6]/[.$C$15]*100" office:value-type="float" office:value="41.7079634907751" calcext:value-type="float">
            <text:p>41,71</text:p>
          </table:table-cell>
        </table:table-row>
        <table:table-row table:style-name="ro1">
          <table:table-cell table:formula="of:=9050*3662" office:value-type="float" office:value="33141100" calcext:value-type="float">
            <text:p>33141100</text:p>
          </table:table-cell>
          <table:table-cell office:value-type="float" office:value="0.445976" calcext:value-type="float">
            <text:p>0,445976</text:p>
          </table:table-cell>
          <table:table-cell office:value-type="float" office:value="0.001692" calcext:value-type="float">
            <text:p>0,001692</text:p>
          </table:table-cell>
          <table:table-cell table:formula="of:=[.B7]/[.C7]" office:value-type="float" office:value="263.579196217494" calcext:value-type="float">
            <text:p>263,58</text:p>
          </table:table-cell>
          <table:table-cell table:style-name="ce2" table:formula="of:=([.D7]-[.G3])/[.G4]" office:value-type="float" office:value="1" calcext:value-type="float">
            <text:p>1,00</text:p>
          </table:table-cell>
          <table:table-cell table:number-columns-repeated="2"/>
          <table:table-cell table:formula="of:=([.A7]*[.$C$11])/(1000000000*[.C7])" office:value-type="float" office:value="137.108569739953" calcext:value-type="float">
            <text:p>137,11</text:p>
          </table:table-cell>
          <table:table-cell table:style-name="ce2" table:formula="of:=([.A7]*[.$B$11])/(1000000000*[.C7])" office:value-type="float" office:value="78.3477541371158" calcext:value-type="float">
            <text:p>78,35</text:p>
          </table:table-cell>
          <table:table-cell table:style-name="ce2" table:formula="of:=[.H7]/[.$B$15]*100" office:value-type="float" office:value="10.1939457055727" calcext:value-type="float">
            <text:p>10,19</text:p>
          </table:table-cell>
          <table:table-cell table:style-name="ce2" table:formula="of:=[.I7]/[.$C$15]*100" office:value-type="float" office:value="44.1644611821397" calcext:value-type="float">
            <text:p>44,16</text:p>
          </table:table-cell>
        </table:table-row>
        <table:table-row table:style-name="ro1">
          <table:table-cell table:formula="of:=10240*6400" office:value-type="float" office:value="65536000" calcext:value-type="float">
            <text:p>65536000</text:p>
          </table:table-cell>
          <table:table-cell table:style-name="ce1" office:value-type="float" office:value="0.588814" calcext:value-type="float">
            <text:p>0,588814</text:p>
          </table:table-cell>
          <table:table-cell office:value-type="float" office:value="0.003239" calcext:value-type="float">
            <text:p>0,003239</text:p>
          </table:table-cell>
          <table:table-cell table:formula="of:=[.B8]/[.C8]" office:value-type="float" office:value="181.788823711022" calcext:value-type="float">
            <text:p>181,79</text:p>
          </table:table-cell>
          <table:table-cell table:style-name="ce2" table:formula="of:=([.D8]-[.G3])/[.G4]" office:value-type="float" office:value="0.647135465660141" calcext:value-type="float">
            <text:p>0,65</text:p>
          </table:table-cell>
          <table:table-cell table:number-columns-repeated="2"/>
          <table:table-cell table:formula="of:=([.A8]*[.$C$11])/(1000000000*[.C8])" office:value-type="float" office:value="141.633837604199" calcext:value-type="float">
            <text:p>141,63</text:p>
          </table:table-cell>
          <table:table-cell table:style-name="ce2" table:formula="of:=([.A8]*[.$B$11])/(1000000000*[.C8])" office:value-type="float" office:value="80.9336214881136" calcext:value-type="float">
            <text:p>80,93</text:p>
          </table:table-cell>
          <table:table-cell table:style-name="ce2" table:formula="of:=[.H8]/[.$B$15]*100" office:value-type="float" office:value="10.5303968478958" calcext:value-type="float">
            <text:p>10,53</text:p>
          </table:table-cell>
          <table:table-cell table:style-name="ce2" table:formula="of:=[.I8]/[.$C$15]*100" office:value-type="float" office:value="45.6221090688352" calcext:value-type="float">
            <text:p>45,62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MemOp</text:p>
          </table:table-cell>
          <table:table-cell office:value-type="string" calcext:value-type="string">
            <text:p>AritmOp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ARKE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ISTO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MOOTH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 office:value-type="string" calcext:value-type="string">
            <text:p>Bandwidth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heoretical</text:p>
          </table:table-cell>
          <table:table-cell office:value-type="float" office:value="1345" calcext:value-type="float">
            <text:p>1345</text:p>
          </table:table-cell>
          <table:table-cell office:value-type="float" office:value="177.4" calcext:value-type="float">
            <text:p>177,4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4">00/00/0000</text:date>, <text:time style:data-style-name="N2" text:time-value="01:22:22.03972429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2:35:00.346583140</meta:creation-date>
    <dc:date>2016-01-24T02:03:14.322667476</dc:date>
    <meta:editing-duration>PT10H45M37S</meta:editing-duration>
    <meta:editing-cycles>9</meta:editing-cycles>
    <meta:generator>LibreOffice/4.2.8.2$Linux_X86_64 LibreOffice_project/420m0$Build-2</meta:generator>
    <meta:document-statistic meta:table-count="1" meta:cell-count="90" meta:object-count="0"/>
  </office:meta>
</office:document-meta>
</file>